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egoe UI" style:font-name-asian="Segoe UI" style:font-name-complex="Segoe UI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Hyperlink" style:data-style-name="N0">
      <style:table-cell-properties style:vertical-align="middle" style:repeat-content="false"/>
      <style:paragraph-properties fo:text-align="start" fo:margin-left="0.353cm"/>
      <style:text-properties fo:color="#0563C1" style:text-underline-style="solid" style:text-underline-type="single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color="#171717" style:font-name="Segoe UI" style:font-name-asian="Segoe UI" style:font-name-complex="Segoe UI" fo:font-size="12pt" style:font-size-asian="12pt" style:font-size-complex="12pt"/>
    </style:style>
    <style:style style:name="T1" style:family="text" style:parent-style-name="Default">
      <style:text-properties fo:color="#FFFFFF" style:text-line-through-style="none" style:font-name="Segoe UI" style:font-name-asian="Segoe UI" style:font-name-complex="Segoe U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FFFFFF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5" style:family="text" style:parent-style-name="Default">
      <style:text-properties fo:color="#171717" style:text-line-through-style="none" style:font-name="Segoe UI" style:font-name-asian="Segoe UI" style:font-name-complex="Segoe U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171717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0.71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Ast</text:p>
          </table:table-cell>
          <table:table-cell table:number-columns-repeated="7" table:style-name="ce3"/>
          <table:table-cell office:value-type="string" table:style-name="ce1">
            <text:p>The abstract base class for all PowerShell abstract syntax tree nodes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4">
            <text:p><text:a xlink:href="https://docs.microsoft.com/en-us/dotnet/api/system.management.automation.language.attributebaseast?view=powershellsdk-7.0.0">System.Management.Automation.Language.AttributeBaseAst</text:a></text:p>
          </table:table-cell>
          <table:table-cell table:number-columns-repeated="6" table:style-name="ce3"/>
          <table:table-cell office:value-type="string" table:style-name="ce2">
            <text:p>An abstract base class representing attributes that accept optional arguments, e.g.<text:s/><text:span text:style-name="T3">[Parameter()]</text:span>, as well as type constraints, such as<text:s/><text:span text:style-name="T3">[int]</text:span>.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<text:a xlink:href="https://docs.microsoft.com/en-us/dotnet/api/system.management.automation.language.attributeast?view=powershellsdk-7.0.0">System.Management.Automation.Language.AttributeAst<text:s/></text:a></text:p>
          </table:table-cell>
          <table:table-cell table:number-columns-repeated="5" table:style-name="ce3"/>
          <table:table-cell office:value-type="string" table:style-name="ce2">
            <text:p>The ast representing an attribute with optional positional and named arguments.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<text:a xlink:href="https://docs.microsoft.com/en-us/dotnet/api/system.management.automation.language.typeconstraintast?view=powershellsdk-7.0.0">System.Management.Automation.Language.TypeConstraintAst<text:s/></text:a></text:p>
          </table:table-cell>
          <table:table-cell table:number-columns-repeated="5" table:style-name="ce3"/>
          <table:table-cell office:value-type="string" table:style-name="ce2">
            <text:p>The ast representing a type constraint, which is simply a typename with no arguments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4">
            <text:p><text:a xlink:href="https://docs.microsoft.com/en-us/dotnet/api/system.management.automation.language.catchclauseast?view=powershellsdk-7.0.0">System.Management.Automation.Language.CatchClauseAst</text:a></text:p>
          </table:table-cell>
          <table:table-cell table:number-columns-repeated="6" table:style-name="ce3"/>
          <table:table-cell office:value-type="string" table:style-name="ce2">
            <text:p>The ast that represents a single catch as part of a try statement.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4">
            <text:p><text:a xlink:href="https://docs.microsoft.com/en-us/dotnet/api/system.management.automation.language.commandelementast?view=powershellsdk-7.0.0">System.Management.Automation.Language.CommandElementAst</text:a></text:p>
          </table:table-cell>
          <table:table-cell table:number-columns-repeated="6" table:style-name="ce3"/>
          <table:table-cell office:value-type="string" table:style-name="ce2">
            <text:p><text:a xlink:href="https://docs.microsoft.com/en-us/dotnet/api/system.management.automation.language.commandast?view=powershellsdk-7.0.0">An abstract base class for the components of a CommandAst.</text:a>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4"/>
          <table:table-cell office:value-type="string" table:style-name="ce4">
            <text:p><text:a xlink:href="https://docs.microsoft.com/en-us/dotnet/api/system.management.automation.language.commandparameterast?view=powershellsdk-7.0.0">System.Management.Automation.Language.CommandParameterAst<text:s/></text:a></text:p>
          </table:table-cell>
          <table:table-cell table:number-columns-repeated="5" table:style-name="ce3"/>
          <table:table-cell office:value-type="string" table:style-name="ce2">
            <text:p>The ast that represents a parameter to a command, e.g.<text:s/><text:span text:style-name="T3">dir -Path a*</text:span>, this class represent '-Path', and in<text:s/><text:span text:style-name="T3">dir -Path:a*</text:span>, this class represents '-Path:a*'. // In the first case, the argument 'a*' is not represented by this class because the parser can't know until runtime if the argument is positional or if -Path accepts an argument. In the later case, the argument 'a*' always belongs to the parameter -Path.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4"/>
          <table:table-cell office:value-type="string" table:style-name="ce4">
            <text:p><text:a xlink:href="https://docs.microsoft.com/en-us/dotnet/api/system.management.automation.language.expressionast?view=powershellsdk-7.0.0">System.Management.Automation.Language.ExpressionAst<text:s/></text:a></text:p>
          </table:table-cell>
          <table:table-cell table:number-columns-repeated="5" table:style-name="ce3"/>
          <table:table-cell office:value-type="string" table:style-name="ce2">
            <text:p>An abstract base class that represents all PowerShell expressions.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arrayexpressionast?view=powershellsdk-7.0.0">System.Management.Automation.Language.ArrayExpressionAst</text:a></text:p>
          </table:table-cell>
          <table:table-cell table:number-columns-repeated="4" table:style-name="ce3"/>
          <table:table-cell office:value-type="string" table:style-name="ce2">
            <text:p><text:a xlink:href="https://docs.microsoft.com/en-us/dotnet/api/system.management.automation.language.arrayliteralast?view=powershellsdk-7.0.0">The ast that represents an array expression, e.g. @(1). The array literal (e.g. 1,2,3) is represented by ArrayLiteralAst.</text:a>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arrayliteralast?view=powershellsdk-7.0.0">System.Management.Automation.Language.ArrayLiteralAst</text:a></text:p>
          </table:table-cell>
          <table:table-cell table:number-columns-repeated="4" table:style-name="ce3"/>
          <table:table-cell office:value-type="string" table:style-name="ce2">
            <text:p><text:a xlink:href="https://docs.microsoft.com/en-us/dotnet/api/system.management.automation.language.arrayexpressionast?view=powershellsdk-7.0.0">The ast that represents an array literal expression, e.g. 1,2,3. An array expression, e.g. @(dir), is represented by ArrayExpressionAst. An array literal expression can be constructed from a single element, as happens with the unary comma operator, e.g. ,4.</text:a>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attributedexpressionast?view=powershellsdk-7.0.0">System.Management.Automation.Language.AttributedExpressionAst</text:a></text:p>
          </table:table-cell>
          <table:table-cell table:number-columns-repeated="4" table:style-name="ce3"/>
          <table:table-cell office:value-type="string" table:style-name="ce8">
            <text:p>The ast that represents an expression with an attribute. This is normally allowed only on parameters or variables being assigned, e.g. <text:span text:style-name="T4">[Parameter()]$PassThru</text:span><text:span text:style-name="T1"> or </text:span><text:span text:style-name="T4">[ValidateScript({$true})$abc = 42</text:span><text:span text:style-name="T1">.</text:span>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binaryexpressionast?view=powershellsdk-7.0.0">System.Management.Automation.Language.BinaryExpressionAst</text:a></text:p>
          </table:table-cell>
          <table:table-cell table:number-columns-repeated="4" table:style-name="ce3"/>
          <table:table-cell office:value-type="string" table:style-name="ce8">
            <text:p>The ast representing a binary expression, e.g. <text:span text:style-name="T6">$a + $b</text:span>.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constantexpressionast?view=powershellsdk-7.0.0">System.Management.Automation.Language.ConstantExpressionAst</text:a></text:p>
          </table:table-cell>
          <table:table-cell table:number-columns-repeated="4" table:style-name="ce3"/>
          <table:table-cell office:value-type="string" table:style-name="ce8">
            <text:p>The ast representing constant values, such as numbers. Constant values mean truly constant, as in, the value is always the same. Expandable strings with variable references (e.g. <text:span text:style-name="T6">"$val"</text:span>) or sub-expressions (e.g. <text:span text:style-name="T6">"$(1)"</text:span>) are not considered constant.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table:style-name="ce7"/>
          <table:table-cell office:value-type="string" table:style-name="ce6">
            <text:p><text:a xlink:href="https://docs.microsoft.com/en-us/dotnet/api/system.management.automation.language.stringconstantexpressionast?view=powershellsdk-7.0.0">System.Management.Automation.Language.StringConstantExpressionAst</text:a></text:p>
          </table:table-cell>
          <table:table-cell table:number-columns-repeated="3" table:style-name="ce3"/>
          <table:table-cell office:value-type="string" table:style-name="ce6">
            <text:p><text:a xlink:href="https://docs.microsoft.com/en-us/dotnet/api/system.management.automation.language.expandablestringexpressionast?view=powershellsdk-7.0.0">The ast that represents a constant string expression that is always constant. This includes both single and double quoted strings, but the double quoted strings will not be scanned for variable references and sub-expressions. If expansion of the string is required, use ExpandableStringExpressionAst.</text:a>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errorexpressionast?view=powershellsdk-7.0.0">System.Management.Automation.Language.ErrorExpressionAst</text:a></text:p>
          </table:table-cell>
          <table:table-cell table:number-columns-repeated="4" table:style-name="ce3"/>
          <table:table-cell office:value-type="string" table:style-name="ce8">
            <text:p>A placeholder expression used when there are syntactic errors in the source script.</text:p>
          </table:table-cell>
          <table:table-cell table:number-columns-repeated="16375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expandablestringexpressionast?view=powershellsdk-7.0.0">System.Management.Automation.Language.ExpandableStringExpressionAst</text:a></text:p>
          </table:table-cell>
          <table:table-cell table:number-columns-repeated="4" table:style-name="ce3"/>
          <table:table-cell office:value-type="string" table:style-name="ce8">
            <text:p>The ast that repesents a double quoted string (here string or normal string) and can have nested variable references or sub-expressions, e.g. <text:span text:style-name="T6">"Name: $name`nAge: $([DateTime]::Now.Year - $dob.Year)"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hashtableast?view=powershellsdk-7.0.0">System.Management.Automation.Language.HashtableAst</text:a></text:p>
          </table:table-cell>
          <table:table-cell table:number-columns-repeated="4" table:style-name="ce3"/>
          <table:table-cell office:value-type="string" table:style-name="ce8">
            <text:p>The ast that represents a hash literal, e.g. <text:span text:style-name="T6">@{a = 1}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indexexpressionast?view=powershellsdk-7.0.0">System.Management.Automation.Language.IndexExpressionAst</text:a></text:p>
          </table:table-cell>
          <table:table-cell table:number-columns-repeated="4" table:style-name="ce3"/>
          <table:table-cell office:value-type="string" table:style-name="ce8">
            <text:p>The ast that represents an index expression, e.g. <text:span text:style-name="T6">$a[0]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memberexpressionast?view=powershellsdk-7.0.0">System.Management.Automation.Language.MemberExpressionAst</text:a></text:p>
          </table:table-cell>
          <table:table-cell table:number-columns-repeated="4" table:style-name="ce3"/>
          <table:table-cell office:value-type="string" table:style-name="ce8">
            <text:p>The ast that represents accessing a member as a property, e.g. <text:span text:style-name="T6">$x.Length</text:span> or <text:span text:style-name="T6">[int]::MaxValue</text:span>. Most often this is a simple property access, but methods can also be access in this manner, returning an object that supports invoking that member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table:style-name="ce7"/>
          <table:table-cell office:value-type="string" table:style-name="ce6">
            <text:p><text:a xlink:href="https://docs.microsoft.com/en-us/dotnet/api/system.management.automation.language.invokememberexpressionast?view=powershellsdk-7.0.0">System.Management.Automation.Language.InvokeMemberExpressionAst</text:a></text:p>
          </table:table-cell>
          <table:table-cell table:number-columns-repeated="3" table:style-name="ce3"/>
          <table:table-cell office:value-type="string" table:style-name="ce8">
            <text:p>The ast that represents the invocation of a method, e.g. <text:span text:style-name="T6">$sb.Append('abc')</text:span> or <text:span text:style-name="T6">[math]::Sign($i)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table:style-name="ce7"/>
          <table:table-cell table:style-name="ce6"/>
          <table:table-cell office:value-type="string" table:style-name="ce6">
            <text:p><text:a xlink:href="https://docs.microsoft.com/en-us/dotnet/api/system.management.automation.language.basectorinvokememberexpressionast?view=powershellsdk-7.0.0">System.Management.Automation.Language.BaseCtorInvokeMemberExpressionAst</text:a></text:p>
          </table:table-cell>
          <table:table-cell table:number-columns-repeated="2" table:style-name="ce3"/>
          <table:table-cell office:value-type="string" table:style-name="ce8">
            <text:p>The ast that represents the invocation of a base ctor method from PS class instance ctor, e.g. <text:span text:style-name="T6">class B : A{ B() : base() {} }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parenexpressionast?view=powershellsdk-7.0.0">System.Management.Automation.Language.ParenExpressionAst</text:a></text:p>
          </table:table-cell>
          <table:table-cell table:number-columns-repeated="4" table:style-name="ce3"/>
          <table:table-cell office:value-type="string" table:style-name="ce8">
            <text:p>The ast that represents an expression (or pipeline) that is enclosed in parentheses, e.g. <text:span text:style-name="T6">(1)</text:span> or <text:span text:style-name="T6">(dir)</text:span>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scriptblockexpressionast?view=powershellsdk-7.0.0">System.Management.Automation.Language.ScriptBlockExpressionAst</text:a></text:p>
          </table:table-cell>
          <table:table-cell table:number-columns-repeated="4" table:style-name="ce3"/>
          <table:table-cell office:value-type="string" table:style-name="ce8">
            <text:p>The ast that represents an anonymous script block expression, e.g. <text:span text:style-name="T6">{ dir }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subexpressionast?view=powershellsdk-7.0.0">System.Management.Automation.Language.SubExpressionAst</text:a></text:p>
          </table:table-cell>
          <table:table-cell table:number-columns-repeated="4" table:style-name="ce3"/>
          <table:table-cell office:value-type="string" table:style-name="ce8">
            <text:p>The ast that represents a subexpression, e.g. <text:span text:style-name="T6">$(1)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ternaryexpressionast?view=powershellsdk-7.0.0">System.Management.Automation.Language.TernaryExpressionAst</text:a></text:p>
          </table:table-cell>
          <table:table-cell table:number-columns-repeated="4" table:style-name="ce3"/>
          <table:table-cell table:style-name="ce2"/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typeexpressionast?view=powershellsdk-7.0.0">System.Management.Automation.Language.TypeExpressionAst</text:a></text:p>
          </table:table-cell>
          <table:table-cell table:number-columns-repeated="4" table:style-name="ce3"/>
          <table:table-cell office:value-type="string" table:style-name="ce8">
            <text:p>The ast that represents a type literal expression, e.g. <text:span text:style-name="T6">[int]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unaryexpressionast?view=powershellsdk-7.0.0">System.Management.Automation.Language.UnaryExpressionAst</text:a></text:p>
          </table:table-cell>
          <table:table-cell table:number-columns-repeated="4" table:style-name="ce3"/>
          <table:table-cell office:value-type="string" table:style-name="ce8">
            <text:p>The ast representing an expression with a unary operator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usingexpressionast?view=powershellsdk-7.0.0">System.Management.Automation.Language.UsingExpressionAst</text:a></text:p>
          </table:table-cell>
          <table:table-cell table:number-columns-repeated="4" table:style-name="ce3"/>
          <table:table-cell office:value-type="string" table:style-name="ce8">
            <text:p>The ast that represents a "using" expression, e.g. <text:span text:style-name="T6">$using:pshome</text:span>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7">
            <text:p><text:a xlink:href="https://docs.microsoft.com/en-us/dotnet/api/system.management.automation.language.variableexpressionast?view=powershellsdk-7.0.0">System.Management.Automation.Language.VariableExpressionAst</text:a></text:p>
          </table:table-cell>
          <table:table-cell table:number-columns-repeated="4" table:style-name="ce3"/>
          <table:table-cell office:value-type="string" table:style-name="ce8">
            <text:p>The ast representing a variable reference, either normal references, e.g. <text:span text:style-name="T6">$true</text:span>, or splatted references <text:span text:style-name="T6">@PSBoundParameters</text:span>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memberast?view=powershellsdk-7.0.0">System.Management.Automation.Language.MemberAst</text:a></text:p>
          </table:table-cell>
          <table:table-cell table:number-columns-repeated="6" table:style-name="ce3"/>
          <table:table-cell office:value-type="string" table:style-name="ce8">
            <text:p>An abstract base class for type members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functionmemberast?view=powershellsdk-7.0.0">System.Management.Automation.Language.FunctionMemberAst</text:a></text:p>
          </table:table-cell>
          <table:table-cell table:number-columns-repeated="5" table:style-name="ce3"/>
          <table:table-cell office:value-type="string" table:style-name="ce8">
            <text:p>The ast for a method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propertymemberast?view=powershellsdk-7.0.0">System.Management.Automation.Language.PropertyMemberAst</text:a></text:p>
          </table:table-cell>
          <table:table-cell table:number-columns-repeated="5" table:style-name="ce3"/>
          <table:table-cell office:value-type="string" table:style-name="ce8">
            <text:p>The ast for a property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namedattributeargumentast?view=powershellsdk-7.0.0">System.Management.Automation.Language.NamedAttributeArgumentAst</text:a></text:p>
          </table:table-cell>
          <table:table-cell table:style-name="ce3"/>
          <table:table-cell table:style-name="ce1"/>
          <table:table-cell table:number-columns-repeated="4" table:style-name="ce3"/>
          <table:table-cell office:value-type="string" table:style-name="ce8">
            <text:p>The ast representing a named attribute argument. For example, in <text:span text:style-name="T6">[Parameter(Mandatory=$true)]</text:span>, this ast represents <text:span text:style-name="T6">Mandatory=$true</text:span>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namedblockast?view=powershellsdk-7.0.0">System.Management.Automation.Language.NamedBlockAst</text:a></text:p>
          </table:table-cell>
          <table:table-cell table:number-columns-repeated="6" table:style-name="ce3"/>
          <table:table-cell office:value-type="string" table:style-name="ce8">
            <text:p>The ast representing a begin, process, end, or dynamicparam block in a scriptblock. This ast is used even when the block is unnamed, in which case the block is either an end block (for functions) or process block (for filters)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paramblockast?view=powershellsdk-7.0.0">System.Management.Automation.Language.ParamBlockAst</text:a></text:p>
          </table:table-cell>
          <table:table-cell table:number-columns-repeated="6" table:style-name="ce3"/>
          <table:table-cell office:value-type="string" table:style-name="ce8">
            <text:p>The ast representing the param statement in a script block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parameterast?view=powershellsdk-7.0.0">System.Management.Automation.Language.ParameterAst</text:a></text:p>
          </table:table-cell>
          <table:table-cell table:number-columns-repeated="6" table:style-name="ce3"/>
          <table:table-cell office:value-type="string" table:style-name="ce8">
            <text:p>The ast representing a parameter to a script. Parameters may appear in one of 2 places, either just after the name of the function, e.g. <text:span text:style-name="T6">function foo($a){}</text:span> or in a param statement, e.g. <text:span text:style-name="T6">param($a)</text:span>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redirectionast?view=powershellsdk-7.0.0">System.Management.Automation.Language.RedirectionAst</text:a></text:p>
          </table:table-cell>
          <table:table-cell table:number-columns-repeated="6" table:style-name="ce3"/>
          <table:table-cell office:value-type="string" table:style-name="ce8">
            <text:p>An abstract base class representing both file redirections and merging redirections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fileredirectionast?view=powershellsdk-7.0.0">System.Management.Automation.Language.FileRedirectionAst</text:a></text:p>
          </table:table-cell>
          <table:table-cell table:number-columns-repeated="5" table:style-name="ce3"/>
          <table:table-cell office:value-type="string" table:style-name="ce8">
            <text:p>The ast representing a redirection to a file, e.g. <text:span text:style-name="T6">dir &gt; out.txt</text:span>, the '&gt; out.txt' is represented by this as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mergingredirectionast?view=powershellsdk-7.0.0">System.Management.Automation.Language.MergingRedirectionAst</text:a></text:p>
          </table:table-cell>
          <table:table-cell table:number-columns-repeated="5" table:style-name="ce3"/>
          <table:table-cell office:value-type="string" table:style-name="ce8">
            <text:p>The ast representing a redirection that merges 2 streams, e.g. <text:span text:style-name="T6">dir 2&gt;&amp;1</text:span>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scriptblockast?view=powershellsdk-7.0.0">System.Management.Automation.Language.ScriptBlockAst</text:a></text:p>
          </table:table-cell>
          <table:table-cell table:number-columns-repeated="6" table:style-name="ce3"/>
          <table:table-cell office:value-type="string" table:style-name="ce8">
            <text:p>A ScriptBlockAst is the root ast node for a complete script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statementast?view=powershellsdk-7.0.0">System.Management.Automation.Language.StatementAst</text:a></text:p>
          </table:table-cell>
          <table:table-cell table:number-columns-repeated="6" table:style-name="ce3"/>
          <table:table-cell office:value-type="string" table:style-name="ce8">
            <text:p>An abstract base class for any statement like an if statement or while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blockstatementast?view=powershellsdk-7.0.0">System.Management.Automation.Language.BlockStatementAst</text:a></text:p>
          </table:table-cell>
          <table:table-cell table:number-columns-repeated="5" table:style-name="ce3"/>
          <table:table-cell office:value-type="string" table:style-name="ce8">
            <text:p>The ast that represents a scriptblock with a keyword name. This is normally allowed only for script workflow. e.g. <text:span text:style-name="T6">parallel { ... }</text:span> or <text:span text:style-name="T6">sequence { ... }</text:span>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breakstatementast?view=powershellsdk-7.0.0">System.Management.Automation.Language.BreakStatementAst</text:a></text:p>
          </table:table-cell>
          <table:table-cell table:number-columns-repeated="5" table:style-name="ce3"/>
          <table:table-cell office:value-type="string" table:style-name="ce8">
            <text:p>The ast representing the break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commandbaseast?view=powershellsdk-7.0.0">System.Management.Automation.Language.CommandBaseAst</text:a></text:p>
          </table:table-cell>
          <table:table-cell table:number-columns-repeated="5" table:style-name="ce3"/>
          <table:table-cell office:value-type="string" table:style-name="ce8">
            <text:p>An abstract base class for a command and an expression wrapper that allows an expression as a command in a pipeline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commandast?view=powershellsdk-7.0.0">System.Management.Automation.Language.CommandAst</text:a></text:p>
          </table:table-cell>
          <table:table-cell table:number-columns-repeated="4" table:style-name="ce3"/>
          <table:table-cell office:value-type="string" table:style-name="ce8">
            <text:p>The ast for a command invocation, e.g. <text:span text:style-name="T6">dir *.ps1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commandexpressionast?view=powershellsdk-7.0.0">System.Management.Automation.Language.CommandExpressionAst</text:a></text:p>
          </table:table-cell>
          <table:table-cell table:number-columns-repeated="4" table:style-name="ce3"/>
          <table:table-cell office:value-type="string" table:style-name="ce8">
            <text:p>The ast representing an expression when the expression is used as the first command of a pipeline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configurationdefinitionast?view=powershellsdk-7.0.0">System.Management.Automation.Language.ConfigurationDefinitionAst</text:a></text:p>
          </table:table-cell>
          <table:table-cell table:number-columns-repeated="5" table:style-name="ce3"/>
          <table:table-cell office:value-type="string" table:style-name="ce8">
            <text:p>The ast represents the DSC configuration statement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continuestatementast?view=powershellsdk-7.0.0">System.Management.Automation.Language.ContinueStatementAst</text:a></text:p>
          </table:table-cell>
          <table:table-cell table:number-columns-repeated="5" table:style-name="ce3"/>
          <table:table-cell office:value-type="string" table:style-name="ce8">
            <text:p>The ast representing the continue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datastatementast?view=powershellsdk-7.0.0">System.Management.Automation.Language.DataStatementAst</text:a></text:p>
          </table:table-cell>
          <table:table-cell table:number-columns-repeated="5" table:style-name="ce3"/>
          <table:table-cell office:value-type="string" table:style-name="ce8">
            <text:p>The ast representing the data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dynamickeywordstatementast?view=powershellsdk-7.0.0">System.Management.Automation.Language.DynamicKeywordStatementAst</text:a></text:p>
          </table:table-cell>
          <table:table-cell table:number-columns-repeated="5" table:style-name="ce3"/>
          <table:table-cell office:value-type="string" table:style-name="ce8">
            <text:p>The ast represents the DynamicKeyword statement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exitstatementast?view=powershellsdk-7.0.0">System.Management.Automation.Language.ExitStatementAst</text:a></text:p>
          </table:table-cell>
          <table:table-cell table:number-columns-repeated="5" table:style-name="ce3"/>
          <table:table-cell office:value-type="string" table:style-name="ce8">
            <text:p>The ast representing the exit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functiondefinitionast?view=powershellsdk-7.0.0">System.Management.Automation.Language.FunctionDefinitionAst</text:a></text:p>
          </table:table-cell>
          <table:table-cell table:number-columns-repeated="5" table:style-name="ce3"/>
          <table:table-cell office:value-type="string" table:style-name="ce8">
            <text:p>The ast that represents a function or filter definition. The function is always named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ifstatementast?view=powershellsdk-7.0.0">System.Management.Automation.Language.IfStatementAst</text:a></text:p>
          </table:table-cell>
          <table:table-cell table:number-columns-repeated="5" table:style-name="ce3"/>
          <table:table-cell office:value-type="string" table:style-name="ce8">
            <text:p>The ast that represents an if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labeledstatementast?view=powershellsdk-7.0.0">System.Management.Automation.Language.LabeledStatementAst</text:a></text:p>
          </table:table-cell>
          <table:table-cell table:number-columns-repeated="5" table:style-name="ce3"/>
          <table:table-cell office:value-type="string" table:style-name="ce8">
            <text:p>An abstract base class for statements that have labels such as a while statement or a switch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loopstatementast?view=powershellsdk-7.0.0">System.Management.Automation.Language.LoopStatementAst</text:a></text:p>
          </table:table-cell>
          <table:table-cell table:number-columns-repeated="4" table:style-name="ce3"/>
          <table:table-cell office:value-type="string" table:style-name="ce8">
            <text:p>An abstract base class for looping statements including a the do/while statement, the do/until statement, the foreach statement, the for statement, and the while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dountilstatementast?view=powershellsdk-7.0.0">System.Management.Automation.Language.DoUntilStatementAst</text:a></text:p>
          </table:table-cell>
          <table:table-cell table:number-columns-repeated="3" table:style-name="ce3"/>
          <table:table-cell office:value-type="string" table:style-name="ce8">
            <text:p>he ast that represents a do/until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dowhilestatementast?view=powershellsdk-7.0.0">System.Management.Automation.Language.DoWhileStatementAst</text:a></text:p>
          </table:table-cell>
          <table:table-cell table:number-columns-repeated="3" table:style-name="ce3"/>
          <table:table-cell office:value-type="string" table:style-name="ce8">
            <text:p>The ast that represents the do/while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foreachstatementast?view=powershellsdk-7.0.0">System.Management.Automation.Language.ForEachStatementAst</text:a></text:p>
          </table:table-cell>
          <table:table-cell table:number-columns-repeated="3" table:style-name="ce3"/>
          <table:table-cell office:value-type="string" table:style-name="ce8">
            <text:p>The ast representing the foreach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forstatementast?view=powershellsdk-7.0.0">System.Management.Automation.Language.ForStatementAst</text:a></text:p>
          </table:table-cell>
          <table:table-cell table:number-columns-repeated="3" table:style-name="ce3"/>
          <table:table-cell office:value-type="string" table:style-name="ce8">
            <text:p>The ast for a for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whilestatementast?view=powershellsdk-7.0.0">System.Management.Automation.Language.WhileStatementAst</text:a></text:p>
          </table:table-cell>
          <table:table-cell table:number-columns-repeated="3" table:style-name="ce3"/>
          <table:table-cell office:value-type="string" table:style-name="ce8">
            <text:p>The ast for a while statement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switchstatementast?view=powershellsdk-7.0.0">System.Management.Automation.Language.SwitchStatementAst</text:a></text:p>
          </table:table-cell>
          <table:table-cell table:number-columns-repeated="4" table:style-name="ce3"/>
          <table:table-cell office:value-type="string" table:style-name="ce8">
            <text:p>The ast that represents a switch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pipelinebaseast?view=powershellsdk-7.0.0">System.Management.Automation.Language.PipelineBaseAst</text:a></text:p>
          </table:table-cell>
          <table:table-cell table:number-columns-repeated="5" table:style-name="ce3"/>
          <table:table-cell office:value-type="string" table:style-name="ce8">
            <text:p>An abstract base class for statements that include command invocations, pipelines, expressions, and assignements. Any statement that does not begin with a keyword is derives from PipelineBastAst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assignmentstatementast?view=powershellsdk-7.0.0">System.Management.Automation.Language.AssignmentStatementAst</text:a></text:p>
          </table:table-cell>
          <table:table-cell table:number-columns-repeated="4" table:style-name="ce3"/>
          <table:table-cell office:value-type="string" table:style-name="ce8">
            <text:p>The ast that represents an assignment statement, e.g. <text:span text:style-name="T6">$x = 42</text:span>.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chainableast?view=powershellsdk-7.0.0">System.Management.Automation.Language.ChainableAst</text:a></text:p>
          </table:table-cell>
          <table:table-cell table:number-columns-repeated="4" table:style-name="ce3"/>
          <table:table-cell table:style-name="ce8"/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pipelineast?view=powershellsdk-7.0.0">System.Management.Automation.Language.PipelineAst</text:a></text:p>
          </table:table-cell>
          <table:table-cell table:number-columns-repeated="3" table:style-name="ce3"/>
          <table:table-cell office:value-type="string" table:style-name="ce8">
            <text:p>The ast that repesents a PowerShell pipeline, e.g. <text:span text:style-name="T6">gci -re . *.cs | select-string Foo</text:span> or <text:span text:style-name="T6">65..90 | % { [char]$_ }</text:span>. A pipeline must have at least 1 command. The first command may be an expression or a command invocation.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4"/>
          <table:table-cell office:value-type="string" table:style-name="ce4">
            <text:p><text:a xlink:href="https://docs.microsoft.com/en-us/dotnet/api/system.management.automation.language.pipelinechainast?view=powershellsdk-7.0.0">System.Management.Automation.Language.PipelineChainAst</text:a>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/>
          <table:table-cell table:number-columns-repeated="2" table:style-name="ce4"/>
          <table:table-cell office:value-type="string" table:style-name="ce4">
            <text:p><text:a xlink:href="https://docs.microsoft.com/en-us/dotnet/api/system.management.automation.language.errorstatementast?view=powershellsdk-7.0.0">System.Management.Automation.Language.ErrorStatementAst</text:a></text:p>
          </table:table-cell>
          <table:table-cell table:number-columns-repeated="4" table:style-name="ce3"/>
          <table:table-cell office:value-type="string" table:style-name="ce8">
            <text:p>A placeholder statement used when there are syntactic errors in the source scrip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returnstatementast?view=powershellsdk-7.0.0">System.Management.Automation.Language.ReturnStatementAst</text:a></text:p>
          </table:table-cell>
          <table:table-cell table:number-columns-repeated="5" table:style-name="ce3"/>
          <table:table-cell office:value-type="string" table:style-name="ce8">
            <text:p>The ast representing the return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throwstatementast?view=powershellsdk-7.0.0">System.Management.Automation.Language.ThrowStatementAst</text:a></text:p>
          </table:table-cell>
          <table:table-cell table:number-columns-repeated="5" table:style-name="ce3"/>
          <table:table-cell office:value-type="string" table:style-name="ce8">
            <text:p>The ast representing the throw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trapstatementast?view=powershellsdk-7.0.0">System.Management.Automation.Language.TrapStatementAst</text:a></text:p>
          </table:table-cell>
          <table:table-cell table:number-columns-repeated="5" table:style-name="ce3"/>
          <table:table-cell office:value-type="string" table:style-name="ce8">
            <text:p>The ast that represents the trap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trystatementast?view=powershellsdk-7.0.0">System.Management.Automation.Language.TryStatementAst</text:a></text:p>
          </table:table-cell>
          <table:table-cell table:number-columns-repeated="5" table:style-name="ce3"/>
          <table:table-cell office:value-type="string" table:style-name="ce8">
            <text:p>The ast that represents a try statement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typedefinitionast?view=powershellsdk-7.0.0">System.Management.Automation.Language.TypeDefinitionAst</text:a></text:p>
          </table:table-cell>
          <table:table-cell table:number-columns-repeated="5" table:style-name="ce3"/>
          <table:table-cell office:value-type="string" table:style-name="ce8">
            <text:p>The ast representing a type definition including attributes, base class and implemented interfaces, plus it's members.</text:p>
          </table:table-cell>
          <table:table-cell table:number-columns-repeated="16375"/>
        </table:table-row>
        <table:table-row table:style-name="ro2">
          <table:table-cell/>
          <table:table-cell table:style-name="ce4"/>
          <table:table-cell office:value-type="string" table:style-name="ce4">
            <text:p><text:a xlink:href="https://docs.microsoft.com/en-us/dotnet/api/system.management.automation.language.usingstatementast?view=powershellsdk-7.0.0">System.Management.Automation.Language.UsingStatementAst</text:a></text:p>
          </table:table-cell>
          <table:table-cell table:number-columns-repeated="5" table:style-name="ce3"/>
          <table:table-cell office:value-type="string" table:style-name="ce8">
            <text:p>The ast representing a using statement.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<text:a xlink:href="https://docs.microsoft.com/en-us/dotnet/api/system.management.automation.language.statementblockast?view=powershellsdk-7.0.0">System.Management.Automation.Language.StatementBlockAst</text:a></text:p>
          </table:table-cell>
          <table:table-cell table:number-columns-repeated="6" table:style-name="ce3"/>
          <table:table-cell office:value-type="string" table:style-name="ce8">
            <text:p>The ast representing a block of statements. The block of statements could be part of a script block or some other statement such as an if statement or while statement.</text:p>
          </table:table-cell>
          <table:table-cell table:number-columns-repeated="16375"/>
        </table:table-row>
        <table:table-row table:number-rows-repeated="4" table:style-name="ro1">
          <table:table-cell/>
          <table:table-cell table:number-columns-repeated="7" table:style-name="ce3"/>
          <table:table-cell table:number-columns-repeated="16376" table:style-name="ce1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ené Nyffenegger</meta:initial-creator>
    <dc:creator>René Nyffenegger</dc:creator>
    <meta:creation-date>2020-12-01T13:29:52Z</meta:creation-date>
    <dc:date>2020-12-01T14:09:05Z</dc:date>
    <meta:editing-duration>PT0S</meta:editing-duration>
  </office:meta>
</office:document-meta>
</file>